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6.058958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5" table:style-name="ce1"/>
          <table:table-cell office:value-type="string" table:style-name="ce1">
            <text:p>Anzahl</text:p>
          </table:table-cell>
          <table:table-cell table:number-columns-repeated="16377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Kosten</text:p>
          </table:table-cell>
          <table:table-cell office:value-type="string" table:style-name="ce1">
            <text:p>Anzahl kauf</text:p>
          </table:table-cell>
          <table:table-cell office:value-type="string" table:style-name="ce1">
            <text:p>Anzahl benötigt</text:p>
          </table:table-cell>
          <table:table-cell office:value-type="string" table:style-name="ce1">
            <text:p>Preis Pro Produkt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reisGesammt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1">
            <text:p>Gebildet 8pcs DC3V-6V DC Getriebemotor für Allradantrieb Spielzeugauto/Roboterkörper/Flugzeugspielzeug.Chargennummer:Double Axis 1:48<text:s/></text:p>
          </table:table-cell>
          <table:table-cell office:value-type="float" office:value="11.99" table:style-name="ce1">
            <text:p>11,99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2.9975000000000001" table:formula="of:=[.C4]/[.D4]*[.E4]" table:style-name="ce1">
            <text:p>2,9975</text:p>
          </table:table-cell>
          <table:table-cell office:value-type="float" office:value="5.9950000000000001" table:formula="of:=[.F4]*[.G$3]" table:style-name="ce1">
            <text:p>5,995</text:p>
          </table:table-cell>
          <table:table-cell table:style-name="ce1"/>
          <table:table-cell office:value-type="float" office:value="11.99" table:formula="of:=ROUNDUP([.E4]/[.D4];0)*[.C4]" table:style-name="ce1">
            <text:p>11,99</text:p>
          </table:table-cell>
          <table:table-cell office:value-type="string" table:style-name="ce1">
            <text:p>https://www.amazon.de/Gebildet-Getriebemotor-Allradantrieb-Spielzeugauto-Flugzeugspielzeug-Chargennummer/dp/B07Z4PYJY4/ref=sr_1_28?__mk_de_DE=%C3%85M%C3%85%C5%BD%C3%95%C3%91&amp;dchild=1&amp;keywords=motor+5v+geared&amp;qid=1598564722&amp;sr=8-2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ARCELI 5 STÜCKE HG7881 800mA Dual DC Motor Treiber Controller Board für Arduino<text:s/></text:p>
          </table:table-cell>
          <table:table-cell office:value-type="float" office:value="8.99" table:style-name="ce1">
            <text:p>8,99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.798" table:formula="of:=[.C5]/[.D5]*[.E5]" table:style-name="ce1">
            <text:p>1,798</text:p>
          </table:table-cell>
          <table:table-cell office:value-type="float" office:value="3.5960000000000001" table:formula="of:=[.F5]*[.G$3]" table:style-name="ce1">
            <text:p>3,596</text:p>
          </table:table-cell>
          <table:table-cell table:style-name="ce1"/>
          <table:table-cell office:value-type="float" office:value="8.99" table:formula="of:=ROUNDUP([.E5]/[.D5];0)*[.C5]" table:style-name="ce1">
            <text:p>8,99</text:p>
          </table:table-cell>
          <table:table-cell office:value-type="string" table:style-name="ce1">
            <text:p>https://www.amazon.de/dp/B07BP62J22/?coliid=I35DAZNTYXPX57&amp;colid=2M87JNHRLSTE9&amp;psc=1&amp;ref_=lv_ov_lig_dp_it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Ir Sensot</text:p>
          </table:table-cell>
          <table:table-cell office:value-type="float" office:value="5.52" table:formula="of:=3.53+1.99" table:style-name="ce1">
            <text:p>5,52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2.76" table:formula="of:=[.C6]/[.D6]*[.E6]" table:style-name="ce1">
            <text:p>2,76</text:p>
          </table:table-cell>
          <table:table-cell office:value-type="float" office:value="5.52" table:formula="of:=[.F6]*[.G$3]" table:style-name="ce1">
            <text:p>5,52</text:p>
          </table:table-cell>
          <table:table-cell table:style-name="ce1"/>
          <table:table-cell office:value-type="float" office:value="5.52" table:formula="of:=ROUNDUP([.E6]/[.D6];0)*[.C6]" table:style-name="ce1">
            <text:p>5,52</text:p>
          </table:table-cell>
          <table:table-cell office:value-type="string" table:style-name="ce1">
            <text:p>https://eckstein-shop.de/10-Stueck-TCRT5000L-TCRT5000-950mm-5V-3A-Infrarot-IR-reflektierende-Sensor?curr=EUR&amp;gclid=Cj0KCQjw1qL6BRCmARIsADV9JtYU57wy0JQ5Hw4uByB_oH7ycacXAhhdatZMyH1ZP-rVZN-Sc7duHFcaAsF1EALw_wcB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AZDelivery 5 x D1 Mini NodeMcu mit ESP8266-12F WLAN Module kompatibel</text:p>
          </table:table-cell>
          <table:table-cell office:value-type="float" office:value="16.79" table:style-name="ce1">
            <text:p>16,79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C7]/[.D7]*[.E7]" table:style-name="ce1">
            <text:p>0</text:p>
          </table:table-cell>
          <table:table-cell office:value-type="float" office:value="0" table:formula="of:=[.F7]*[.G$3]" table:style-name="ce1">
            <text:p>0</text:p>
          </table:table-cell>
          <table:table-cell table:style-name="ce1"/>
          <table:table-cell office:value-type="float" office:value="0" table:formula="of:=ROUNDUP([.E7]/[.D7];0)*[.C7]" table:style-name="ce1">
            <text:p>0</text:p>
          </table:table-cell>
          <table:table-cell office:value-type="string" table:style-name="ce1">
            <text:p>https://www.amazon.de/dp/B0754W6Z2F/?coliid=I3T8ZYOCFRTLD4&amp;colid=2M87JNHRLSTE9&amp;psc=1&amp;ref_=lv_ov_lig_dp_it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Goobay 71599" PocketPower 2.0" Powerbank für Hosentasche/Schlüsselanhänger<text:s/></text:p>
          </table:table-cell>
          <table:table-cell office:value-type="float" office:value="4.67" table:style-name="ce1">
            <text:p>4,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67" table:formula="of:=[.C8]/[.D8]*[.E8]" table:style-name="ce1">
            <text:p>4,67</text:p>
          </table:table-cell>
          <table:table-cell office:value-type="float" office:value="9.34" table:formula="of:=[.F8]*[.G$3]" table:style-name="ce1">
            <text:p>9,34</text:p>
          </table:table-cell>
          <table:table-cell table:style-name="ce1"/>
          <table:table-cell office:value-type="float" office:value="4.67" table:formula="of:=ROUNDUP([.E8]/[.D8];0)*[.C8]" table:style-name="ce1">
            <text:p>4,67</text:p>
          </table:table-cell>
          <table:table-cell office:value-type="string" table:style-name="ce1">
            <text:p>https://www.amazon.de/dp/B01MRBV5D8/?coliid=I18Y3CT9QI5ZRJ&amp;colid=2M87JNHRLSTE9&amp;psc=1&amp;ref_=lv_ov_lig_dp_it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2 x cd40106 hef40106 6-schmitt-trigger cd40106be CMOS -<text:s/></text:p>
          </table:table-cell>
          <table:table-cell office:value-type="float" office:value="5.09" table:formula="of:=2.89+2.2" table:style-name="ce1">
            <text:p>5,09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.5449999999999999" table:formula="of:=[.C9]/[.D9]*[.E9]" table:style-name="ce1">
            <text:p>2,545</text:p>
          </table:table-cell>
          <table:table-cell office:value-type="float" office:value="5.09" table:formula="of:=[.F9]*[.G$3]" table:style-name="ce1">
            <text:p>5,09</text:p>
          </table:table-cell>
          <table:table-cell table:style-name="ce1"/>
          <table:table-cell office:value-type="float" office:value="5.09" table:formula="of:=ROUNDUP([.E9]/[.D9];0)*[.C9]" table:style-name="ce1">
            <text:p>5,09</text:p>
          </table:table-cell>
          <table:table-cell office:value-type="string" table:style-name="ce1">
            <text:p>https://www.amazon.de/2-x-cd40106-hef40106-6-schmitt-trigger-cd40106be-CMOS/dp/B07DBM5ZBK/ref=sr_1_5?__mk_de_DE=%C3%85M%C3%85%C5%BD%C3%95%C3%91&amp;dchild=1&amp;keywords=schmitt+trigger&amp;qid=1598616925&amp;sr=8-5</text:p>
          </table:table-cell>
          <table:table-cell table:number-columns-repeated="16374"/>
        </table:table-row>
        <table:table-row table:style-name="ro1">
          <table:table-cell/>
          <table:table-cell table:number-columns-repeated="4" table:style-name="ce1"/>
          <table:table-cell office:value-type="float" office:value="14.7705" table:formula="of:=SUM([.F4:.F9])" table:style-name="ce1">
            <text:p>14,7705</text:p>
          </table:table-cell>
          <table:table-cell office:value-type="float" office:value="29.541" table:formula="of:=SUM([.G4:.G9])" table:style-name="ce1">
            <text:p>29,541</text:p>
          </table:table-cell>
          <table:table-cell table:style-name="ce1"/>
          <table:table-cell office:value-type="float" office:value="36.260000000000005" table:formula="of:=SUM([.I4:.I9])" table:style-name="ce1">
            <text:p>36,26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float" office:value="1.7" table:style-name="ce1">
            <text:p>1,7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8.5" table:formula="of:=[.C12]/[.D12]*[.E12]" table:style-name="ce1">
            <text:p>8,5</text:p>
          </table:table-cell>
          <table:table-cell office:value-type="float" office:value="17" table:formula="of:=[.F12]*[.G$3]" table:style-name="ce1">
            <text:p>17</text:p>
          </table:table-cell>
          <table:table-cell table:style-name="ce1"/>
          <table:table-cell office:value-type="float" office:value="8.5" table:formula="of:=ROUNDUP([.E12]/[.D12];0)*[.C12]" table:style-name="ce1">
            <text:p>8,5</text:p>
          </table:table-cell>
          <table:table-cell table:number-columns-repeated="16375" table:style-name="ce1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Multie 9000</meta:initial-creator>
    <dc:creator>Multie 9000</dc:creator>
    <meta:creation-date>2020-08-27T18:46:16Z</meta:creation-date>
    <dc:date>2020-08-31T10:10:26Z</dc:date>
    <meta:editing-duration>PT0S</meta:editing-duration>
  </office:meta>
</office:document-meta>
</file>